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A0000001E48311EBB41EAA9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2" svg:font-family="Tahoma"/>
    <style:font-face style:name="Andale Sans UI" svg:font-family="'Andale Sans UI', 'Arial Unicode MS'"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none"/>
    </style:style>
    <style:style style:name="P1" style:family="paragraph" style:parent-style-name="Table_20_Contents">
      <style:text-properties style:font-name="Tahoma" fo:font-size="12pt" fo:font-weight="bold" style:font-size-asian="12pt" style:font-weight-asian="bold" style:font-name-complex="Tahoma" style:font-size-complex="12pt" style:font-weight-complex="bold"/>
    </style:style>
    <style:style style:name="P2" style:family="paragraph" style:parent-style-name="Table_20_Contents">
      <style:paragraph-properties style:snap-to-layout-grid="false"/>
      <style:text-properties style:font-name="Tahoma" fo:font-size="12pt" fo:font-weight="bold" style:font-size-asian="12pt" style:font-weight-asian="bold" style:font-name-complex="Tahoma" style:font-size-complex="12pt" style:font-weight-complex="bold"/>
    </style:style>
    <style:style style:name="P3" style:family="paragraph" style:parent-style-name="Table_20_Contents">
      <style:paragraph-properties style:snap-to-layout-grid="false"/>
      <style:text-properties fo:font-variant="normal" fo:text-transform="none" fo:color="#4582bf" style:text-line-through-style="none" style:text-line-through-type="none" style:font-name="Tahoma" fo:font-size="12pt" fo:letter-spacing="normal" fo:language="zxx" fo:country="none" fo:font-style="normal" style:text-underline-style="none" fo:font-weight="normal" style:letter-kerning="true" style:text-blinking="false" style:font-name-asian="Andale Sans UI" style:font-size-asian="12pt" style:language-asian="zxx" style:country-asian="none" style:font-name-complex="Tahoma1" style:font-size-complex="12pt" style:language-complex="zxx" style:country-complex="non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ext_20_body">
      <style:paragraph-properties fo:margin-top="0cm" fo:margin-bottom="0cm" loext:contextual-spacing="false" fo:line-height="138%" style:writing-mode="lr-tb"/>
      <style:text-properties fo:font-weight="normal"/>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1155cc" style:text-line-through-style="none" style:text-line-through-type="none" style:font-name="Arial1" fo:font-size="11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1155cc" style:text-line-through-style="none" style:text-line-through-type="none" style:font-name="Arial1" fo:font-size="11pt" fo:font-style="normal" style:text-underline-style="none" fo:font-weight="normal" officeooo:paragraph-rsid="00202733" style:text-blinking="false" fo:background-color="transparent"/>
    </style:style>
    <style:style style:name="P9" style:family="paragraph" style:parent-style-name="Text_20_body">
      <style:paragraph-properties fo:margin-top="0cm" fo:margin-bottom="0cm" loext:contextual-spacing="false" fo:line-height="138%" style:writing-mode="lr-tb"/>
    </style:style>
    <style:style style:name="P10" style:family="paragraph" style:parent-style-name="Standard">
      <style:paragraph-properties fo:margin-left="0cm" fo:margin-right="0cm" fo:margin-top="0cm" fo:margin-bottom="0cm" loext:contextual-spacing="false" fo:line-height="138%" fo:text-indent="0cm" style:auto-text-indent="false" style:writing-mode="lr-tb"/>
      <style:text-properties fo:font-variant="normal" fo:text-transform="none" fo:color="#38761d" style:text-line-through-style="none" style:text-line-through-type="none" style:font-name="Arial1" fo:font-size="11pt" fo:font-style="normal" style:text-underline-style="none" fo:font-weight="normal" style:text-blinking="false" fo:background-color="transparent"/>
    </style:style>
    <style:style style:name="P11" style:family="paragraph" style:parent-style-name="Text_20_body">
      <style:text-properties fo:font-weight="normal"/>
    </style:style>
    <style:style style:name="P12" style:family="paragraph" style:parent-style-name="Text_20_body">
      <style:text-properties fo:font-weight="normal" officeooo:paragraph-rsid="0032cab4"/>
    </style:style>
    <style:style style:name="P13" style:family="paragraph" style:parent-style-name="Text_20_body">
      <style:text-properties fo:font-weight="normal" officeooo:paragraph-rsid="0028bb2c"/>
    </style:style>
    <style:style style:name="P14" style:family="paragraph" style:parent-style-name="Text_20_body">
      <style:text-properties officeooo:paragraph-rsid="00269cb1"/>
    </style:style>
    <style:style style:name="P15" style:family="paragraph" style:parent-style-name="Text_20_body">
      <style:text-properties fo:font-variant="normal" fo:text-transform="none" fo:color="#1155cc"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ext_20_body">
      <style:text-properties fo:font-variant="normal" fo:text-transform="none" fo:color="#1155cc" style:text-line-through-style="none" style:text-line-through-type="none" style:font-name="Arial1" fo:font-size="11pt" fo:language="zxx" fo:country="none" fo:font-style="normal" style:text-underline-style="none" fo:font-weight="normal" officeooo:rsid="002a39df" officeooo:paragraph-rsid="002a39df" style:letter-kerning="true" style:text-blinking="false" fo:background-color="transparent" style:font-name-asian="Andale Sans UI" style:font-size-asian="12pt" style:language-asian="zxx" style:country-asian="none" style:font-name-complex="Tahoma1" style:font-size-complex="12pt" style:language-complex="zxx" style:country-complex="none"/>
    </style:style>
    <style:style style:name="P17" style:family="paragraph" style:parent-style-name="Text_20_body">
      <style:text-properties fo:font-variant="normal" fo:text-transform="none" fo:color="#1155cc" style:text-line-through-style="none" style:text-line-through-type="none" style:font-name="Arial1" fo:font-size="11pt" fo:language="zxx" fo:country="none" fo:font-style="normal" style:text-underline-style="none" fo:font-weight="normal" officeooo:rsid="0031aebc" officeooo:paragraph-rsid="0031aebc" style:letter-kerning="true" style:text-blinking="false" fo:background-color="transparent" style:font-name-asian="Andale Sans UI" style:font-size-asian="12pt" style:language-asian="zxx" style:country-asian="none" style:font-name-complex="Tahoma1" style:font-size-complex="12pt" style:language-complex="zxx" style:country-complex="none"/>
    </style:style>
    <style:style style:name="P18" style:family="paragraph" style:parent-style-name="Text_20_body">
      <style:text-properties officeooo:paragraph-rsid="002c65ed"/>
    </style:style>
    <style:style style:name="P19" style:family="paragraph" style:parent-style-name="Text_20_body">
      <style:text-properties officeooo:paragraph-rsid="00404e34"/>
    </style:style>
    <style:style style:name="P20" style:family="paragraph" style:parent-style-name="Text_20_body">
      <style:text-properties officeooo:paragraph-rsid="0040cae0"/>
    </style:style>
    <style:style style:name="P21" style:family="paragraph" style:parent-style-name="Standard">
      <style:text-properties fo:font-weight="normal"/>
    </style:style>
    <style:style style:name="P22" style:family="paragraph" style:parent-style-name="Standard">
      <style:text-properties fo:font-variant="normal" fo:text-transform="none" fo:color="#1155cc" style:text-line-through-style="none" style:text-line-through-type="none" style:font-name="Arial1" fo:font-size="11pt" fo:font-style="normal" style:text-underline-style="none" fo:font-weight="normal" style:text-blinking="false" fo:background-color="transparent"/>
    </style:style>
    <style:style style:name="P23" style:family="paragraph" style:parent-style-name="Text_20_body" style:master-page-name="Standard">
      <style:paragraph-properties style:page-number="auto"/>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4"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5"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6"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7"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8"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29"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0"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1"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8bb2c" style:text-blinking="false" fo:background-color="transparent"/>
    </style:style>
    <style:style style:name="P32"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3"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4"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5" style:family="paragraph" style:parent-style-name="Text_20_body" style:list-style-name="L1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6" style:family="paragraph" style:parent-style-name="Text_20_body" style:list-style-name="L1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7"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8" style:family="paragraph" style:parent-style-name="Text_20_body" style:list-style-name="L1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9" style:family="paragraph" style:parent-style-name="Text_20_body" style:list-style-name="L1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0" style:family="paragraph" style:parent-style-name="Text_20_body" style:list-style-name="L1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1" style:family="paragraph" style:parent-style-name="Text_20_body" style:list-style-name="L1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2" style:family="paragraph" style:parent-style-name="Standard">
      <style:text-properties fo:font-variant="normal" fo:text-transform="none" fo:color="#1155cc" style:text-line-through-style="none" style:text-line-through-type="none" style:font-name="Arial1" fo:font-size="11pt" fo:font-style="normal" style:text-underline-style="none" fo:font-weight="normal" style:text-blinking="false" fo:background-color="transparent"/>
    </style:style>
    <style:style style:name="T1" style:family="text">
      <style:text-properties style:font-name="Tahoma" fo:font-size="12pt" fo:font-weight="bold" style:font-size-asian="12pt" style:font-weight-asian="bold" style:font-name-complex="Tahoma" style:font-size-complex="12pt" style:font-weight-complex="bold"/>
    </style:style>
    <style:style style:name="T2" style:family="text">
      <style:text-properties style:font-name="Tahoma" fo:font-size="12pt" style:font-size-asian="12pt" style:font-size-complex="12pt"/>
    </style:style>
    <style:style style:name="T3" style:family="text">
      <style:text-properties fo:font-variant="normal" fo:text-transform="none" fo:color="#000080" style:text-line-through-style="none" style:text-line-through-type="none" style:font-name="Tahoma" fo:font-size="12pt" fo:letter-spacing="normal" fo:font-style="normal" style:text-underline-style="solid" style:text-underline-width="auto" style:text-underline-color="font-color" fo:font-weight="normal" style:text-blinking="false" style:font-size-asian="12pt" style:font-size-complex="12pt"/>
    </style:style>
    <style:style style:name="T4"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5" style:family="text">
      <style:text-properties fo:font-variant="normal" fo:text-transform="none" fo:color="#000000" style:font-name="Arial1" fo:font-size="11pt" fo:font-style="normal" style:text-underline-style="solid" style:text-underline-width="auto" style:text-underline-color="font-color" fo:background-color="transparent" loext:char-shading-value="0"/>
    </style:style>
    <style:style style:name="T6" style:family="text">
      <style:text-properties fo:font-variant="normal" fo:text-transform="none" fo:color="#1155cc" style:text-line-through-style="none" style:text-line-through-type="none" style:font-name="Arial1" fo:font-size="11pt" fo:font-style="normal" style:text-underline-style="none" style:text-blinking="false" fo:background-color="transparent" loext:char-shading-value="0"/>
    </style:style>
    <style:style style:name="T7" style:family="text">
      <style:text-properties fo:font-variant="normal" fo:text-transform="none" fo:color="#1155cc" style:text-line-through-style="none" style:text-line-through-type="none" style:font-name="Arial1" fo:font-size="11pt" fo:font-style="normal" style:text-underline-style="none" officeooo:rsid="0021681a" style:text-blinking="false" fo:background-color="transparent" loext:char-shading-value="0"/>
    </style:style>
    <style:style style:name="T8" style:family="text">
      <style:text-properties fo:font-variant="normal" fo:text-transform="none" fo:color="#1155cc" style:text-line-through-style="none" style:text-line-through-type="none" style:font-name="Arial1" fo:font-size="11pt" fo:font-style="normal" style:text-underline-style="none"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Arial1" fo:font-size="11pt" fo:font-style="normal" style:text-underline-style="none" fo:font-weight="normal" officeooo:rsid="0021681a" style:text-blinking="false" fo:background-color="transparent" loext:char-shading-value="0"/>
    </style:style>
    <style:style style:name="T10" style:family="text">
      <style:text-properties fo:font-variant="normal" fo:text-transform="none" fo:color="#1155cc" style:text-line-through-style="none" style:text-line-through-type="none" style:font-name="Arial1" fo:font-size="11pt" fo:language="zxx" fo:country="none" fo:font-style="normal" style:text-underline-style="none" fo:font-weight="normal" style:letter-kerning="true" style:text-blinking="false" fo:background-color="transparent" loext:char-shading-value="0" style:font-name-asian="Andale Sans UI" style:font-size-asian="12pt" style:language-asian="zxx" style:country-asian="none" style:font-name-complex="Tahoma1" style:font-size-complex="12pt" style:language-complex="zxx" style:country-complex="none"/>
    </style:style>
    <style:style style:name="T11" style:family="text">
      <style:text-properties fo:font-variant="normal" fo:text-transform="none" fo:color="#1155cc" style:text-line-through-style="none" style:text-line-through-type="none" style:font-name="Arial1" fo:font-size="11pt" fo:language="zxx" fo:country="none" fo:font-style="normal" style:text-underline-style="none" fo:font-weight="normal" officeooo:rsid="0021681a" style:letter-kerning="true" style:text-blinking="false" fo:background-color="transparent" loext:char-shading-value="0" style:font-name-asian="Andale Sans UI" style:font-size-asian="12pt" style:language-asian="zxx" style:country-asian="none" style:font-name-complex="Tahoma1" style:font-size-complex="12pt" style:language-complex="zxx" style:country-complex="none"/>
    </style:style>
    <style:style style:name="T12" style:family="text">
      <style:text-properties fo:font-variant="normal" fo:text-transform="none" fo:color="#1155cc" style:text-line-through-style="none" style:text-line-through-type="none" style:font-name="Arial1" fo:font-size="11pt" fo:language="zxx" fo:country="none" fo:font-style="normal" style:text-underline-style="none" officeooo:rsid="002a39df" style:letter-kerning="true" style:text-blinking="false" fo:background-color="transparent" loext:char-shading-value="0" style:font-name-asian="Andale Sans UI" style:font-size-asian="12pt" style:language-asian="zxx" style:country-asian="none" style:font-name-complex="Tahoma1" style:font-size-complex="12pt" style:language-complex="zxx" style:country-complex="none"/>
    </style:style>
    <style:style style:name="T13" style:family="text">
      <style:text-properties fo:font-variant="normal" fo:text-transform="none" fo:color="#1155cc" style:text-line-through-style="none" style:text-line-through-type="none" style:font-name="Arial1" fo:font-size="11pt" fo:language="zxx" fo:country="none" fo:font-style="normal" style:text-underline-style="none" officeooo:rsid="0031d7a9" style:letter-kerning="true" style:text-blinking="false" fo:background-color="transparent" loext:char-shading-value="0" style:font-name-asian="Andale Sans UI" style:font-size-asian="12pt" style:language-asian="zxx" style:country-asian="none" style:font-name-complex="Tahoma1" style:font-size-complex="12pt" style:language-complex="zxx" style:country-complex="none"/>
    </style:style>
    <style:style style:name="T14" style:family="text">
      <style:text-properties fo:font-variant="normal" fo:text-transform="none" fo:color="#1155cc" style:text-line-through-style="none" style:text-line-through-type="none" style:font-name="Arial1" fo:font-size="11pt" fo:language="zxx" fo:country="none" fo:font-style="normal" style:text-underline-style="none" officeooo:rsid="0032cab4" style:letter-kerning="true" style:text-blinking="false" fo:background-color="transparent" loext:char-shading-value="0" style:font-name-asian="Andale Sans UI" style:font-size-asian="12pt" style:language-asian="zxx" style:country-asian="none" style:font-name-complex="Tahoma1" style:font-size-complex="12pt" style:language-complex="zxx" style:country-complex="none"/>
    </style:style>
    <style:style style:name="T15" style:family="text">
      <style:text-properties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1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et our database be:</text:p>
      <text:p text:style-name="Text_20_body"/>
      <text:p text:style-name="P5"><text:span text:style-name="T4">College (</text:span><text:span text:style-name="T5">cName</text:span><text:span text:style-name="T4">: string, state: {‘CA’,’MA’,’AL’,...}, enrolment: integer)</text:span></text:p>
      <text:p text:style-name="P5"><text:span text:style-name="T4">Students (</text:span><text:span text:style-name="T5">sID</text:span><text:span text:style-name="T4">: integer, sName: string, GPA: float, sizeHS: integer)</text:span></text:p>
      <text:p text:style-name="P5"><text:span text:style-name="T4">Apply (</text:span><text:span text:style-name="T5">sID</text:span><text:span text:style-name="T4">: integer, </text:span><text:span text:style-name="T5">cName</text:span><text:span text:style-name="T4">: string, </text:span><text:span text:style-name="T5">major</text:span><text:span text:style-name="T4">: string, decision: {‘A’,’R’})</text:span></text:p>
      <text:p text:style-name="Text_20_body"><draw:frame draw:style-name="fr1" draw:name="Imatge1" text:anchor-type="paragraph" svg:x="0.06cm" svg:y="0.691cm" svg:width="3.651cm" svg:height="0.794cm" draw:z-index="0"><draw:image xlink:href="Pictures/100000000000008A0000001E48311EBB41EAA949.png" xlink:type="simple" xlink:show="embed" xlink:actuate="onLoad"/></draw:frame></text:p>
      <table:table table:name="Taula3" table:style-name="Taula3">
        <table:table-column table:style-name="Taula3.A"/>
        <table:table-row>
          <table:table-cell table:style-name="Taula3.A1" office:value-type="string">
            <text:p text:style-name="Table_20_Contents"/>
          </table:table-cell>
        </table:table-row>
      </table:table>
      <text:p text:style-name="P10"/>
      <text:p text:style-name="Text_20_body"/>
      <text:p text:style-name="P6"><text:bookmark text:name="docs-internal-guid-2abd22f4-6e6d-fe25-fbda-3ff1ba53cb2e"/>Write relational algebra expressions to:</text:p>
      <text:list xml:id="list3874187526785590293" text:style-name="L1">
        <text:list-item>
          <text:p text:style-name="P24">Find the students with GPA of at least 3.0 and who attended to a high school with less than 2000 students.</text:p>
        </text:list-item>
      </text:list>
      <text:p text:style-name="P11"><text:line-break/></text:p>
      <text:list xml:id="list223419905760477925" text:style-name="L2">
        <text:list-item>
          <text:p text:style-name="P25">Find the IDs of students who applied to computer science in Borja Moll and were rejected.</text:p>
        </text:list-item>
      </text:list>
      <text:p text:style-name="P11"><text:line-break/></text:p>
      <text:list xml:id="list3377356039788355058" text:style-name="L3">
        <text:list-item>
          <text:p text:style-name="P26">Find the name and IDs of the students who attended to a high school with less than 901 students and got a GPA of at least 4.0, and were accepted to computer science studies in Borja Moll.</text:p>
        </text:list-item>
      </text:list>
      <text:p text:style-name="P8">πStudents.sID,Students.sName (σStudents.sID=Apply.sID∧Students.sizeHS&lt;901∧Students.GPA≥4.0∧Apply.cName='Borja Moll'∧Apply.major='CS'∧Apply.decision='A' (Students ⨯Apply))</text:p>
      <text:p text:style-name="Text_20_body"/>
      <text:p text:style-name="P7">πStudents.sID,Students.sName (σStudents.sID=Apply.sID ((σStudents.sizeHS&lt;901∧Students.GPA≥4.0 Students) <text:s/>(σApply.cName='Borja Moll'∧Apply.major='CS'∧Apply.decision='A' Apply)))</text:p>
      <text:p text:style-name="Text_20_body"/>
      <text:list xml:id="list1579005492493292419" text:style-name="L4">
        <text:list-item>
          <text:p text:style-name="P27">Find the IDs and names of students who applied to a college situated in Palma (state PM).</text:p>
        </text:list-item>
      </text:list>
      <text:p text:style-name="P7">π Students.sID, Students.sName ( σ Students.sID = Apply.sID (Students ⨯ ( π sID ( σ Apply.cName = College.cName and College.state = 'CA' (Apply ⨯ College)))))</text:p>
      <text:p text:style-name="Text_20_body"/>
      <text:list xml:id="list5760470303502507936" text:style-name="L5">
        <text:list-item>
          <text:p text:style-name="P28">Find the names of the colleges where nobody has made an application to computer <text:soft-page-break/>science.</text:p>
        </text:list-item>
      </text:list>
      <text:p text:style-name="P21"><text:bookmark text:name="docs-internal-guid-2abd22f4-7d8e-cd17-a4b8-bb851c252748"/><text:span text:style-name="T6">πCollege.cName College - πApply.cName (σmajor='CS' Apply)</text:span> <text:line-break/><text:line-break/></text:p>
      <text:list xml:id="list8260507038065470401" text:style-name="L6">
        <text:list-item>
          <text:p text:style-name="P29">Find the names of the colleges where nobody has made an application to computer science or the colleges where nobody has made an application to electronic engineering.</text:p>
        </text:list-item>
      </text:list>
      <text:p text:style-name="P14"><text:span text:style-name="T15"><text:line-break/></text:span><text:span text:style-name="T11">(</text:span><text:span text:style-name="T10">πC</text:span><text:span text:style-name="T8">ollege.cName College - πApply.cName (σmajor='CS' Apply)</text:span><text:span text:style-name="T9">)</text:span><text:span text:style-name="T8"> </text:span><text:bookmark text:name="docs-internal-guid-2abd22f4-926c-3157-0469-9bcff01fd8ff"/><text:span text:style-name="T7">∪ </text:span><text:span text:style-name="T9"><text:s/>(</text:span><text:span text:style-name="T8">πCollege.cName College - πApply.cName (σmajor='</text:span><text:span text:style-name="T9">EE</text:span><text:span text:style-name="T8">' Apply)</text:span><text:span text:style-name="T9">)</text:span><text:span text:style-name="T15"> <text:line-break/></text:span></text:p>
      <text:list xml:id="list4196539320242102280" text:style-name="L7">
        <text:list-item>
          <text:p text:style-name="P30">Find the IDs and names of students who didn’t apply to any college situated in the state of California.</text:p>
        </text:list-item>
      </text:list>
      <text:p text:style-name="P22"><text:bookmark text:name="docs-internal-guid-2abd22f4-9254-00ed-7e85-b65f88b3c07f"/>πsID,sName ((πsID Students - πsID (σCollege.state='CA' (Apply⨝College))) ⨝ Students)</text:p>
      <text:p text:style-name="P22"/>
      <text:list xml:id="list8582099402388697508" text:style-name="L8">
        <text:list-item>
          <text:p text:style-name="P31">We want to organize a competition between the football teams of the different universities. Find all the possible pairings that can be done between the colleges. For instance Berkeley-Stanford, Stanford-UCLA, Berkeley-MIT, MIT-Borja Moll, MIT-Stanford, …</text:p>
        </text:list-item>
      </text:list>
      <text:p text:style-name="P13"><text:line-break/><text:bookmark text:name="docs-internal-guid-2abd22f4-9281-73f5-f18d-5c0068402edf"/><text:span text:style-name="T6">College1 = πcName1 (ρcName1←cName College)</text:span></text:p>
      <text:p text:style-name="P7">College2 = πcName2 (ρcName2←cName College)</text:p>
      <text:p text:style-name="P7">σcName1&lt;cName2 (College1 ⨯ College2)</text:p>
      <text:list xml:id="list8126292725540283559" text:style-name="L9">
        <text:list-item>
          <text:p text:style-name="P32">Get a list of the IDs of the students which registered applications to CS or to EE.</text:p>
        </text:list-item>
      </text:list>
      <text:p text:style-name="P16">π sID (σ major='CS' ∨ major='EE' Apply)</text:p>
      <text:list xml:id="list405466826495206287" text:style-name="L10">
        <text:list-item>
          <text:p text:style-name="P33">Get a list of the IDs of the students which registered applications to CS and also to EE.</text:p>
        </text:list-item>
      </text:list>
      <text:p text:style-name="P12"><text:span text:style-name="T12">π sID (σ major='CS' <text:s/></text:span><text:span text:style-name="T13">Apply) </text:span><text:span text:style-name="T12">∩ π sID (σ major='</text:span><text:span text:style-name="T14">EE</text:span><text:span text:style-name="T12">' <text:s/></text:span><text:span text:style-name="T13">Apply)</text:span></text:p>
      <text:list xml:id="list1671326215832858123" text:style-name="L11">
        <text:list-item>
          <text:p text:style-name="P34">Get a list of the IDs of the students who applied to a different major than CS or EE.</text:p>
        </text:list-item>
      </text:list>
      <text:p text:style-name="P18"><text:span text:style-name="T8">πsID Apply - πsID (σmajor='CS' ∨ major='EE' Apply)</text:span> </text:p>
      <text:list xml:id="list2100286564781214695" text:style-name="L12">
        <text:list-item>
          <text:p text:style-name="P35">Find the ID and names of the students than hasn’t been accepted to study anything.</text:p>
        </text:list-item>
      </text:list>
      <text:p text:style-name="P17"><text:bookmark text:name="docs-internal-guid-2abd22f4-9c8f-73d4-323f-22635b5e897f"/>πsID,sName (Students ⨝ (πsID Apply - πsID (σdecision='A' Apply)))</text:p>
      <text:list xml:id="list8149672880424428850" text:style-name="L13">
        <text:list-item>
          <text:p text:style-name="P36">Find the IDs and names of the students who have applied either to a CS or to an EE degree in Borja Moll, but not to both.</text:p>
        </text:list-item>
      </text:list>
      <text:p text:style-name="P15"><text:bookmark text:name="docs-internal-guid-2abd22f4-9c97-e2f5-ed9e-b6ea820df950"/>CS = πsID (σmajor='CS'∧ cName='Borja Moll' Apply)</text:p>
      <text:p text:style-name="P7">EE = πsID (σmajor='EE'∧ cName='Borja Moll' Apply)</text:p>
      <text:p text:style-name="P7">X = CS ∪ <text:s/>EE - (CS ∩ EE)</text:p>
      <text:p text:style-name="P9"><text:span text:style-name="T8">πsID,sName (Students ⨝ X)</text:span><text:span text:style-name="T15"><text:line-break/></text:span><text:soft-page-break/></text:p>
      <text:list xml:id="list6806810608553077663" text:style-name="L14">
        <text:list-item>
          <text:p text:style-name="P37">Find the name and IDs of the students that haven’t applied to a degree in CS. Show also the college name and the major of the applications.</text:p>
        </text:list-item>
      </text:list>
      <text:p text:style-name="P11"><text:line-break/><text:bookmark text:name="docs-internal-guid-2abd22f4-9c9c-8f44-b65d-75928b7e1e49"/><text:span text:style-name="T6">CS = πsID (σmajor='CS' Apply)</text:span></text:p>
      <text:p text:style-name="P7">ALL = πsID Students</text:p>
      <text:p text:style-name="P7">πsID,sName,cName,major (Apply ⨝ (Students ⨝ (ALL – CS)))</text:p>
      <text:p text:style-name="P7"/>
      <text:list xml:id="list1204880580891199274" text:style-name="L15">
        <text:list-item>
          <text:p text:style-name="P38">Find the name of the colleges where all the students who have made an application to that college have a GPA of 3.5 or bigger.</text:p>
        </text:list-item>
      </text:list>
      <text:p text:style-name="P19"><text:span text:style-name="T15"><text:line-break/></text:span><text:bookmark text:name="docs-internal-guid-2abd22f4-9cb7-008c-db63-118aef65c5d3"/><text:span text:style-name="T8">πcName Apply - πcName (σGPA&lt;3.5 (Apply ⨝ (σGPA≠NULL Students)))</text:span> <text:span text:style-name="T15"><text:line-break/></text:span></text:p>
      <text:list xml:id="list5924173800299942537" text:style-name="L16">
        <text:list-item>
          <text:p text:style-name="P39">Find the name of the colleges where students which have applied to CS have made an application, even if the CS application is not to that college. Show also the major at which the student has applied to that college.</text:p>
        </text:list-item>
      </text:list>
      <text:p text:style-name="P20"><text:span text:style-name="T15"><text:line-break/></text:span><text:bookmark text:name="docs-internal-guid-2abd22f4-a149-05b0-56f5-f01e41af2c9c"/><text:span text:style-name="T8">πcName,major (Apply ⨝ πsID (σmajor='CS' Apply))</text:span> <text:span text:style-name="T15"><text:line-break/></text:span></text:p>
      <text:list xml:id="list5738982084535272565" text:style-name="L17">
        <text:list-item>
          <text:p text:style-name="P40">Get the ID and name of the students which have registered applications in colleges where no student has applied to CS.</text:p>
        </text:list-item>
      </text:list>
      <text:p text:style-name="P21"><text:bookmark text:name="docs-internal-guid-2abd22f4-a150-e259-db6f-ed63033a66a9"/><text:span text:style-name="T6">πsID,sName (Students ⨝ (πsID (Apply ⨝ (πcName Apply - πcName (σmajor='CS' Apply)))))</text:span> <text:line-break/></text:p>
      <text:list xml:id="list6526787045662030004" text:style-name="L18">
        <text:list-item>
          <text:p text:style-name="P41">Get the applications where a student who names Mark has applied and has been accepted. Can we be sure the tuples returned by the expression are correct?</text:p>
        </text:list-item>
      </text:list>
      <text:p text:style-name="Text_20_body"><text:span text:style-name="T15"><text:line-break/></text:span><text:bookmark text:name="docs-internal-guid-2abd22f4-a155-516c-dd97-85a66f16751e"/><text:span text:style-name="T8">σsName='Mark'∧ decision='A' (Students⨝Apply)</text:span> </text:p>
      <text:p text:style-name="Text_20_body"/>
      <text:p text:style-name="P22"><text:bookmark text:name="docs-internal-guid-2abd22f4-a156-300f-5ed5-534cfe3f92fa"/>No. sName is not a Primary Key Field. The can be more than one different Mar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2" svg:font-family="Tahoma"/>
    <style:font-face style:name="Andale Sans UI" svg:font-family="'Andale Sans UI', 'Arial Unicode MS'"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1"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071cm" table:align="left" style:writing-mode="lr-tb"/>
    </style:style>
    <style:style style:name="Taula2.A" style:family="table-column">
      <style:table-column-properties style:column-width="2.91cm"/>
    </style:style>
    <style:style style:name="Taula2.B" style:family="table-column">
      <style:table-column-properties style:column-width="5.59cm"/>
    </style:style>
    <style:style style:name="Taula2.C" style:family="table-column">
      <style:table-column-properties style:column-width="3.512cm"/>
    </style:style>
    <style:style style:name="Taula2.D" style:family="table-column">
      <style:table-column-properties style:column-width="5.059cm"/>
    </style:style>
    <style:style style:name="Taula2.1" style:family="table-row">
      <style:table-row-properties fo:keep-together="auto"/>
    </style:style>
    <style:style style:name="Tau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u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u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u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ula2.B2" style:family="table-cell">
      <style:table-cell-properties style:vertical-align="top" fo:background-color="#eeeeee" fo:padding="0.097cm" fo:border="none" style:writing-mode="lr-tb">
        <style:background-image/>
      </style:table-cell-properties>
    </style:style>
    <style:style style:name="Tau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u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ula1" style:family="table">
      <style:table-properties style:width="17.071cm" table:align="left" style:writing-mode="lr-tb"/>
    </style:style>
    <style:style style:name="Taula1.A" style:family="table-column">
      <style:table-column-properties style:column-width="17.071cm"/>
    </style:style>
    <style:style style:name="Taula1.1" style:family="table-row">
      <style:table-row-properties fo:keep-together="auto"/>
    </style:style>
    <style:style style:name="Tau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 fo:font-size="12pt" fo:font-weight="bold" style:font-size-asian="12pt" style:font-weight-asian="bold" style:font-name-complex="Tahoma" style:font-size-complex="12pt" style:font-weight-complex="bold"/>
    </style:style>
    <style:style style:name="MP2" style:family="paragraph" style:parent-style-name="Table_20_Contents">
      <style:paragraph-properties style:snap-to-layout-grid="false"/>
      <style:text-properties fo:font-variant="normal" fo:text-transform="none" fo:color="#4582bf" style:text-line-through-style="none" style:text-line-through-type="none" style:font-name="Tahoma" fo:font-size="12pt" fo:letter-spacing="normal" fo:language="zxx" fo:country="none" fo:font-style="normal" style:text-underline-style="none" fo:font-weight="normal" style:letter-kerning="true" style:text-blinking="false" style:font-name-asian="Andale Sans UI" style:font-size-asian="12pt" style:language-asian="zxx" style:country-asian="none" style:font-name-complex="Tahoma1" style:font-size-complex="12pt" style:language-complex="zxx" style:country-complex="none"/>
    </style:style>
    <style:style style:name="MP3" style:family="paragraph" style:parent-style-name="Table_20_Contents">
      <style:text-properties style:font-name="Tahoma" fo:font-size="12pt" fo:font-weight="bold" style:font-size-asian="12pt" style:font-weight-asian="bold" style:font-name-complex="Tahoma" style:font-size-complex="12pt"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style:font-name="Tahoma" fo:font-size="12pt" fo:font-weight="bold" style:font-size-asian="12pt" style:font-weight-asian="bold" style:font-name-complex="Tahoma" style:font-size-complex="12pt" style:font-weight-complex="bold"/>
    </style:style>
    <style:style style:name="MT2" style:family="text">
      <style:text-properties fo:font-variant="normal" fo:text-transform="none" fo:color="#000080" style:text-line-through-style="none" style:text-line-through-type="none" style:font-name="Tahoma" fo:font-size="12pt" fo:letter-spacing="normal" fo:font-style="normal" style:text-underline-style="solid" style:text-underline-width="auto" style:text-underline-color="font-color" fo:font-weight="normal" style:text-blinking="false" style:font-size-asian="12pt" style:font-size-complex="12pt"/>
    </style:style>
    <style:style style:name="MT3" style:family="text">
      <style:text-properties style:font-name="Tahoma"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MP1">Name:</text:p>
            </table:table-cell>
            <table:table-cell table:style-name="Taula2.B1" office:value-type="string">
              <text:p text:style-name="MP2">Sergio</text:p>
            </table:table-cell>
            <table:table-cell table:style-name="Taula2.B1" office:value-type="string">
              <text:p text:style-name="MP3">Surname:</text:p>
            </table:table-cell>
            <table:table-cell table:style-name="Taula2.D1" office:value-type="string">
              <text:p text:style-name="MP2">Jiménez Sastre</text:p>
            </table:table-cell>
          </table:table-row>
          <table:table-row table:style-name="Taula2.1">
            <table:table-cell table:style-name="Taula2.A2" office:value-type="string">
              <text:p text:style-name="MP3">Subject:</text:p>
            </table:table-cell>
            <table:table-cell table:style-name="Taula2.B2" office:value-type="string">
              <text:p text:style-name="MP2">Databases</text:p>
            </table:table-cell>
            <table:table-cell table:style-name="Taula2.B2" office:value-type="string">
              <text:p text:style-name="MP3">Course/Group:</text:p>
            </table:table-cell>
            <table:table-cell table:style-name="Taula2.D2" office:value-type="string">
              <text:p text:style-name="MP2">DAW1A</text:p>
            </table:table-cell>
          </table:table-row>
          <table:table-row table:style-name="Taula2.1">
            <table:table-cell table:style-name="Taula2.A3" table:number-columns-spanned="4" office:value-type="string">
              <text:p text:style-name="Table_20_Contents"><text:span text:style-name="MT1">Practice: </text:span><text:a xlink:type="simple" xlink:href="http://aulavirtual.caib.es/c07006238/mod/url/view.php?id=22836" text:style-name="Internet_20_link" text:visited-style-name="Visited_20_Internet_20_Link"><text:span text:style-name="MT2">U</text:span></text:a><text:a xlink:type="simple" xlink:href="http://aulavirtual.caib.es/c07006238/mod/url/view.php?id=22836" text:style-name="Internet_20_link" text:visited-style-name="Visited_20_Internet_20_Link"><text:span text:style-name="MT2">nit</text:span></text:a><text:a xlink:type="simple" xlink:href="http://aulavirtual.caib.es/c07006238/mod/url/view.php?id=22836" text:style-name="Internet_20_link" text:visited-style-name="Visited_20_Internet_20_Link"><text:span text:style-name="MT2">2 - DB Student-College-Apply</text:span></text:a><text:span text:style-name="MT3"> </text:span></text:p>
            </table:table-cell>
            <table:covered-table-cell/>
            <table:covered-table-cell/>
            <table:covered-table-cell/>
          </table:table-row>
        </table:table>
        <text:p text:style-name="Header"/>
      </style:header>
      <style:footer>
        <table:table table:name="Taula1" table:style-name="Taula1">
          <table:table-column table:style-name="Taula1.A"/>
          <table:table-row table:style-name="Taula1.1">
            <table:table-cell table:style-name="Taula1.A1" office:value-type="string">
              <text:p text:style-name="MP4"><text:page-number text:select-page="current">3</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6T17:03:45.612000000</meta:creation-date>
    <dc:date>2017-11-09T16:11:53.740000000</dc:date>
    <meta:editing-cycles>52</meta:editing-cycles>
    <meta:editing-duration>PT8H50M14S</meta:editing-duration>
    <meta:generator>LibreOffice/5.2.2.2$Windows_X86_64 LibreOffice_project/8f96e87c890bf8fa77463cd4b640a2312823f3ad</meta:generator>
    <meta:document-statistic meta:table-count="3" meta:image-count="1" meta:object-count="0" meta:page-count="3" meta:paragraph-count="60" meta:word-count="693" meta:character-count="4409" meta:non-whitespace-character-count="3763"/>
  </office:meta>
</office:document-meta>
</file>